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D000000190F0740EF.png" manifest:media-type="image/png"/>
  <manifest:file-entry manifest:full-path="Pictures/10000001000002350000001A0A4199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5cm" fo:min-width="22.75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30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cm" fo:min-width="4.5cm" loext:decorative="false"/>
    </style:style>
    <style:style style:name="gr5" style:family="graphic" style:parent-style-name="objectwithoutfill">
      <style:graphic-properties draw:marker-end="Arrowheads_20_2" draw:marker-end-width="0.1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right" fo:min-height="20.428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right"/>
    </style:style>
    <style:style style:name="P8" style:family="paragraph">
      <style:paragraph-properties fo:margin-left="0cm" fo:margin-right="0cm" fo:margin-top="0cm" fo:margin-bottom="0cm" fo:line-height="100%" fo:text-align="right" fo:text-indent="0cm"/>
    </style:style>
    <style:style style:name="P9" style:family="paragraph">
      <loext:graphic-properties draw:fill="none" draw:fill-color="#ffffff"/>
      <style:paragraph-properties fo:text-align="righ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25cm" svg:height="14.75cm" svg:x="2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5cm" svg:height="1.559cm" svg:x="4.95cm" svg:y="1.7cm">
          <draw:text-box>
            <text:p text:style-name="P2"><text:span text:style-name="T1">VIM Mode, noice &amp; DAP status</text:span></text:p>
          </draw:text-box>
        </draw:frame>
        <draw:frame draw:style-name="gr3" draw:text-style-name="P5" draw:layer="layout" svg:width="1.872cm" svg:height="1.673cm" svg:x="12.231cm" svg:y="6.814cm">
          <draw:text-box>
            <text:p text:style-name="P4">Git</text:p>
            <text:p text:style-name="P4">Info</text:p>
          </draw:text-box>
        </draw:frame>
        <draw:frame draw:style-name="gr3" draw:text-style-name="P5" draw:layer="layout" svg:width="2.574cm" svg:height="1.673cm" svg:x="5.681cm" svg:y="6.814cm">
          <draw:text-box>
            <text:p text:style-name="P4">LSP</text:p>
            <text:p text:style-name="P4">Info</text:p>
          </draw:text-box>
        </draw:frame>
        <draw:frame draw:style-name="gr3" draw:text-style-name="P5" draw:layer="layout" svg:width="5.708cm" svg:height="1.673cm" svg:x="17.793cm" svg:y="6.814cm">
          <draw:text-box>
            <text:p text:style-name="P4">Size and Position</text:p>
            <text:p text:style-name="P4">Info</text:p>
          </draw:text-box>
        </draw:frame>
        <draw:custom-shape draw:style-name="gr4" draw:text-style-name="P1" draw:layer="layout" svg:width="5cm" svg:height="3.25cm" svg:x="4.031cm" svg:y="10cm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3.167cm" svg:y1="8.3cm" svg:x2="13.169cm" svg:y2="8.947cm" svg:d="M13167 8300v515h2v132" svg:viewBox="0 0 3 648">
          <text:p/>
        </draw:connector>
        <draw:connector draw:style-name="gr5" draw:text-style-name="P6" draw:layer="layout" svg:x1="6.902cm" svg:y1="2.85cm" svg:x2="6.903cm" svg:y2="3.646cm" svg:d="M6902 2850v632h1v164" svg:viewBox="0 0 2 797">
          <text:p/>
        </draw:connector>
        <draw:connector draw:style-name="gr5" draw:text-style-name="P6" draw:layer="layout" svg:x1="6.978cm" svg:y1="8.3cm" svg:x2="6.98cm" svg:y2="8.947cm" svg:d="M6978 8300v515h2v132" svg:viewBox="0 0 3 648">
          <text:p/>
        </draw:connector>
        <draw:connector draw:style-name="gr5" draw:text-style-name="P6" draw:layer="layout" svg:x1="20.66cm" svg:y1="8.339cm" svg:x2="20.662cm" svg:y2="8.947cm" svg:d="M20660 8339v484h2v124" svg:viewBox="0 0 3 609">
          <text:p/>
        </draw:connector>
        <draw:frame draw:style-name="gr6" draw:text-style-name="P3" draw:layer="layout" svg:width="5.85cm" svg:height="1.673cm" svg:x="6.631cm" svg:y="1.7cm">
          <draw:text-box>
            <text:p text:style-name="P2"><text:span text:style-name="T1">Folder</text:span></text:p>
          </draw:text-box>
        </draw:frame>
        <draw:connector draw:style-name="gr5" draw:text-style-name="P6" draw:layer="layout" svg:x1="9.58cm" svg:y1="2.85cm" svg:x2="9.582cm" svg:y2="3.646cm" svg:d="M9580 2850v632h2v164" svg:viewBox="0 0 3 797">
          <text:p/>
        </draw:connector>
        <draw:frame draw:style-name="gr6" draw:text-style-name="P3" draw:layer="layout" svg:width="5.85cm" svg:height="1.673cm" svg:x="12.58cm" svg:y="1.7cm">
          <draw:text-box>
            <text:p text:style-name="P2"><text:span text:style-name="T1">Status / Encoding / File nName</text:span></text:p>
          </draw:text-box>
        </draw:frame>
        <draw:connector draw:style-name="gr5" draw:text-style-name="P6" draw:layer="layout" svg:x1="15.529cm" svg:y1="2.85cm" svg:x2="15.531cm" svg:y2="3.646cm" svg:d="M15529 2850v632h2v164" svg:viewBox="0 0 3 797">
          <text:p/>
        </draw:connector>
        <draw:frame draw:style-name="gr7" draw:text-style-name="P9" draw:layer="layout" svg:width="5.823cm" svg:height="20.678cm" draw:transform="rotate (1.5687019316925) translate (4.371cm 15.479cm)">
          <draw:text-box>
            <text:p text:style-name="P7"><text:span text:style-name="T2">Type of file with logo</text:span></text:p>
            <text:p text:style-name="P7"><text:span text:style-name="T2">(Shell script in this case)</text:span></text:p>
            <text:p text:style-name="P7"><text:span text:style-name="T2"/></text:p>
            <text:p text:style-name="P7"><text:span text:style-name="T3"><text:s text:c="2"/></text:span></text:p>
            <text:p text:style-name="P7"><text:span text:style-name="T3"/></text:p>
            <text:p text:style-name="P7"><text:span text:style-name="T2">LSP Errors</text:span></text:p>
            <text:p text:style-name="P7"><text:span text:style-name="T2"/></text:p>
            <text:p text:style-name="P7"><text:span text:style-name="T2">LSP Warnings</text:span></text:p>
            <text:p text:style-name="P8"><text:span text:style-name="T4"><text:s text:c="2"/></text:span><text:span text:style-name="T3"><text:s/></text:span></text:p>
            <text:p text:style-name="P8"><text:span text:style-name="T3"/></text:p>
            <text:p text:style-name="P7"><text:span text:style-name="T2">LSP Info</text:span></text:p>
            <text:p text:style-name="P8"><text:span text:style-name="T3"><text:s/></text:span></text:p>
            <text:p text:style-name="P8"><text:span text:style-name="T3"/></text:p>
            <text:p text:style-name="P7"><text:span text:style-name="T2">LSP Hints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Git Branch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Lines Added</text:span></text:p>
            <text:p text:style-name="P8"><text:span text:style-name="T4"><text:s text:c="2"/></text:span><text:span text:style-name="T3"><text:s/></text:span></text:p>
            <text:p text:style-name="P8"><text:span text:style-name="T3"/></text:p>
            <text:p text:style-name="P7"><text:span text:style-name="T2">Lines Changed</text:span></text:p>
            <text:p text:style-name="P8"><text:span text:style-name="T4"><text:s/></text:span><text:span text:style-name="T3"><text:s/></text:span></text:p>
            <text:p text:style-name="P8"><text:span text:style-name="T3"/></text:p>
            <text:p text:style-name="P8"><text:span text:style-name="T3"/></text:p>
            <text:p text:style-name="P7"><text:span text:style-name="T2">Lines Deleted</text:span></text:p>
            <text:p text:style-name="P7"><text:span text:style-name="T2"/></text:p>
            <text:p text:style-name="P7"><text:span text:style-name="T2"/></text:p>
            <text:p text:style-name="P7"><text:span text:style-name="T2">Git Status</text:span></text:p>
            <text:p text:style-name="P7"><text:span text:style-name="T2"/></text:p>
            <text:p text:style-name="P7"><text:span text:style-name="T2"/></text:p>
            <text:p text:style-name="P8"><text:span text:style-name="T2"/></text:p>
            <text:p text:style-name="P8"><text:span text:style-name="T2">File size on disc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Percentage through file</text:span></text:p>
            <text:p text:style-name="P8"><text:span text:style-name="T2">(or Top/Bot)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Lines</text:span></text:p>
            <text:p text:style-name="P8"><text:span text:style-name="T2">Position/Total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Columns</text:span></text:p>
            <text:p text:style-name="P8"><text:span text:style-name="T2">Position/Current line length</text:span></text:p>
          </draw:text-box>
        </draw:frame>
        <draw:frame draw:style-name="gr8" draw:text-style-name="P4" draw:layer="layout" svg:width="14.946cm" svg:height="0.686cm" svg:x="5.754cm" svg:y="3.8cm">
          <draw:image xlink:href="Pictures/10000001000002350000001A0A419907.png" xlink:type="simple" xlink:show="embed" xlink:actuate="onLoad" draw:mime-type="image/png">
            <text:p/>
          </draw:image>
        </draw:frame>
        <draw:frame draw:style-name="gr8" draw:text-style-name="P4" draw:layer="layout" svg:width="21.083cm" svg:height="0.66cm" svg:x="4.05cm" svg:y="9.046cm">
          <draw:image xlink:href="Pictures/100000010000031D000000190F0740EF.png" xlink:type="simple" xlink:show="embed" xlink:actuate="onLoad" draw:mime-type="image/png">
            <text:p/>
          </draw:image>
        </draw:frame>
        <draw:frame draw:style-name="gr9" draw:text-style-name="P11" draw:layer="layout" svg:width="17.75cm" svg:height="0.645cm" svg:x="3cm" svg:y="4.5cm">
          <draw:text-box>
            <text:p text:style-name="P10"><text:span text:style-name="T5">Lualine section <text:s/>a&gt; <text:s text:c="28"/>b&gt; <text:s text:c="12"/>c&gt;</text:span></text:p>
          </draw:text-box>
        </draw:frame>
        <draw:frame draw:style-name="gr9" draw:text-style-name="P11" draw:layer="layout" svg:width="17.75cm" svg:height="0.645cm" svg:x="1.9cm" svg:y="8.5cm">
          <draw:text-box>
            <text:p text:style-name="P10"><text:span text:style-name="T5">Lualine section <text:s/>x&gt; <text:s text:c="49"/>y&gt; <text:s text:c="67"/>z&gt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4-30T14:07:55.673719366</meta:creation-date>
    <dc:date>2026-03-08T10:51:19.795467463</dc:date>
    <meta:editing-duration>PT1H12M41S</meta:editing-duration>
    <meta:editing-cycles>13</meta:editing-cycles>
    <meta:generator>LibreOffice/26.2.0.3$Linux_X86_64 LibreOffice_project/afbbd0df0edb6d40b450b0337ac646b0913a760c</meta:generator>
    <meta:document-statistic meta:object-count="19"/>
  </office:meta>
</office:document-meta>
</file>